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904c" officeooo:paragraph-rsid="000e904c"/>
    </style:style>
    <style:style style:name="P2" style:family="paragraph" style:parent-style-name="Standard">
      <style:text-properties officeooo:rsid="000ffb70" officeooo:paragraph-rsid="000ffb70"/>
    </style:style>
    <style:style style:name="P3" style:family="paragraph" style:parent-style-name="Standard">
      <style:text-properties officeooo:rsid="00115c89" officeooo:paragraph-rsid="00115c89"/>
    </style:style>
    <style:style style:name="P4" style:family="paragraph" style:parent-style-name="Standard">
      <style:text-properties officeooo:rsid="00121945" officeooo:paragraph-rsid="00121945"/>
    </style:style>
    <style:style style:name="P5" style:family="paragraph" style:parent-style-name="Standard">
      <style:text-properties officeooo:rsid="0013fbfe" officeooo:paragraph-rsid="0013fbfe"/>
    </style:style>
    <style:style style:name="P6" style:family="paragraph" style:parent-style-name="Standard">
      <style:text-properties officeooo:rsid="001473ab" officeooo:paragraph-rsid="001473ab"/>
    </style:style>
    <style:style style:name="T1" style:family="text">
      <style:text-properties officeooo:rsid="000ffb70"/>
    </style:style>
    <style:style style:name="T2" style:family="text">
      <style:text-properties officeooo:rsid="00115c89"/>
    </style:style>
    <style:style style:name="T3" style:family="text">
      <style:text-properties officeooo:rsid="001219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itional approach</text:p>
      <text:p text:style-name="P1">1. social demand</text:p>
      <text:p text:style-name="P1">sum total of an individuals demand for education</text:p>
      <text:p text:style-name="P1">education should be provided to those who want it</text:p>
      <text:p text:style-name="P1">Advantages</text:p>
      <text:p text:style-name="P1">1. starting point in planning education for the future</text:p>
      <text:p text:style-name="P1">2. enables planners to know what resources a required at what level in education</text:p>
      <text:p text:style-name="P1">3. ensures eucation plsns are placed for the whole sociyu not few individusls</text:p>
      <text:p text:style-name="P1">Disad</text:p>
      <text:p text:style-name="P1">1. ignores larger problem of national allocation of resources</text:p>
      <text:p text:style-name="P1">2. cost of providing education is not considered</text:p>
      <text:p text:style-name="P1">3. leads to extensive construction of schools and large enrollment resulting in low standards of education</text:p>
      <text:p text:style-name="P1">4. does not considered <text:span text:style-name="T1">employment sector</text:span></text:p>
      <text:p text:style-name="P2"/>
      <text:p text:style-name="P2"/>
      <text:p text:style-name="P2">2. MANPOWER REQUIREMENT APPROACH OR FORECASTING APPROACH</text:p>
      <text:p text:style-name="P2">simply means employment….. </text:p>
      <text:p text:style-name="P2">regulates number of graduates with respect to job vacancies</text:p>
      <text:p text:style-name="P2">Advantages</text:p>
      <text:p text:style-name="P2">1. highlights gap between graduates and job vacancies and seeks to fill this gap</text:p>
      <text:p text:style-name="P2"><text:span text:style-name="T3">increases profitability in education by giving alternative investment patterns’</text:span>2. holistic in natures as it projects the requirements of the whole nation which guides in microplanning</text:p>
      <text:p text:style-name="P2">3.</text:p>
      <text:p text:style-name="P2">Disadvantages</text:p>
      <text:p text:style-name="P2">1. very difficult exercise which more often does not result in <text:span text:style-name="T2">intellectual guesses thus not meet manpower needs</text:span></text:p>
      <text:p text:style-name="P3">2. difficult to project right due to social technological economic changes in labor markets</text:p>
      <text:p text:style-name="P3">3. cost involved to finance manpower needs is not considered</text:p>
      <text:p text:style-name="P3">4. limits itself to economic gains ignoring cost and social demand aspects</text:p>
      <text:p text:style-name="P3">COST BENEFIT ANALYSIS</text:p>
      <text:p text:style-name="P3">looks at each education level as investment in human beings with the purpose that returns will help improve the whole economy</text:p>
      <text:p text:style-name="P3">requires education authorities to provide schools and fine facilities to students who qualify to enter in these institutions</text:p>
      <text:p text:style-name="P3">assumptions:</text:p>
      <text:p text:style-name="P3">1. wages reflect differences in their productivity</text:p>
      <text:p text:style-name="P3">2.variation in productivity results from different amount and kind of education people receive</text:p>
      <text:p text:style-name="P3">3. <text:s/><text:span text:style-name="T3">it is a mode of analysis of current relationship between education and income</text:span></text:p>
      <text:p text:style-name="P4">4. perceived by the aproach from 2 angles:</text:p>
      <text:p text:style-name="P4"><text:tab/>a. social rate returns</text:p>
      <text:p text:style-name="P4"><text:tab/>b. private rates of social returns</text:p>
      <text:p text:style-name="P4">Advantages</text:p>
      <text:p text:style-name="P4">1. Provides a link between education and labor market</text:p>
      <text:p text:style-name="P4">2. guides fomulation of policies which enhances profitability</text:p>
      <text:p text:style-name="P4">Disadvantage</text:p>
      <text:p text:style-name="P4">1. CONCENTRAES ON EARNING DIFFERENTIALS AS THE ASS</text:p>
      <text:p text:style-name="P5">2. I</text:p>
      <text:p text:style-name="P5"/>
      <text:p text:style-name="P5"><text:soft-page-break/></text:p>
      <text:p text:style-name="P5"/>
      <text:p text:style-name="P5">CONVENTIONAL APPROACHES/ MODERN APPROACHES</text:p>
      <text:p text:style-name="P5">1. tracer studies/ graduate survey/ alumni survey</text:p>
      <text:p text:style-name="P5">targets former students… follow a cohort of students thru graduation and a few years into labor markets</text:p>
      <text:p text:style-name="P5">objectives</text:p>
      <text:p text:style-name="P5">a. access accountability of resources spent in higher education</text:p>
      <text:p text:style-name="P5">b. evaluate operation of labor markets and access outcomes of education and training</text:p>
      <text:p text:style-name="P5">c. get valuable info for university devt </text:p>
      <text:p text:style-name="P5">d. evaluate education relevance</text:p>
      <text:p text:style-name="P6">e. certification process</text:p>
      <text:p text:style-name="P6">f. inform educational stakeholders when undertaking traser studies</text:p>
      <text:p text:style-name="P6">Advantages</text:p>
      <text:p text:style-name="P6">1. Can be marketing and evaluation tool</text:p>
      <text:p text:style-name="P6">2. education providers can use info gathered to adapt their courses to labor markets demands</text:p>
      <text:p text:style-name="P6">3. provides info on regional spread of graduates and career successes</text:p>
      <text:p text:style-name="P6">Disadvantages</text:p>
      <text:p text:style-name="P6">1. its difficult to locate graduates and have them complete questionaires</text:p>
      <text:p text:style-name="P6">2. graduates might not be able to identify relationship btwn acquired knoledge in studies and their professions</text:p>
      <text:p text:style-name="P6">3. research findings are valuable in as much as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4T20:47:03.081498283</meta:creation-date>
    <dc:date>2023-03-24T21:49:56.162350806</dc:date>
    <meta:editing-duration>PT42S</meta:editing-duration>
    <meta:editing-cycles>1</meta:editing-cycles>
    <meta:document-statistic meta:table-count="0" meta:image-count="0" meta:object-count="0" meta:page-count="2" meta:paragraph-count="59" meta:word-count="483" meta:character-count="3146" meta:non-whitespace-character-count="2716"/>
    <meta:generator>LibreOffice/6.0.7.3$Linux_X86_64 LibreOffice_project/00m0$Build-3</meta:generator>
  </office:meta>
</office:document-meta>
</file>